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562c868" officeooo:paragraph-rsid="056a94fb"/>
    </style:style>
    <style:style style:name="P4" style:family="paragraph" style:parent-style-name="Text_20_body">
      <style:text-properties officeooo:rsid="056a94fb" officeooo:paragraph-rsid="057bda9f"/>
    </style:style>
    <style:style style:name="P5" style:family="paragraph" style:parent-style-name="Text_20_body">
      <style:paragraph-properties fo:line-height="100%"/>
      <style:text-properties officeooo:rsid="04af6545" officeooo:paragraph-rsid="04af6545"/>
    </style:style>
    <style:style style:name="P6" style:family="paragraph" style:parent-style-name="Text_20_body">
      <style:text-properties officeooo:rsid="05ccb8c6" officeooo:paragraph-rsid="05f90b3a"/>
    </style:style>
    <style:style style:name="P7" style:family="paragraph" style:parent-style-name="Text_20_body">
      <style:text-properties officeooo:rsid="05ccb8c6" officeooo:paragraph-rsid="060d5316"/>
    </style:style>
    <style:style style:name="P8" style:family="paragraph" style:parent-style-name="Text_20_body">
      <style:paragraph-properties fo:line-height="100%"/>
      <style:text-properties fo:language="en" fo:country="US" officeooo:rsid="060192ee" officeooo:paragraph-rsid="04af6545"/>
    </style:style>
    <style:style style:name="P9" style:family="paragraph" style:parent-style-name="Text_20_body">
      <style:text-properties officeooo:rsid="060ee718" officeooo:paragraph-rsid="0600a56b"/>
    </style:style>
    <style:style style:name="P10" style:family="paragraph" style:parent-style-name="Text_20_body">
      <style:text-properties officeooo:paragraph-rsid="063b196d"/>
    </style:style>
    <style:style style:name="P11" style:family="paragraph" style:parent-style-name="Heading_20_2">
      <style:text-properties officeooo:paragraph-rsid="05648627"/>
    </style:style>
    <style:style style:name="P12" style:family="paragraph" style:parent-style-name="Heading_20_2">
      <style:paragraph-properties fo:line-height="100%"/>
      <style:text-properties officeooo:rsid="04af6545" officeooo:paragraph-rsid="05ccb8c6"/>
    </style:style>
    <style:style style:name="P13" style:family="paragraph" style:parent-style-name="Heading_20_2">
      <style:text-properties officeooo:paragraph-rsid="06203b25"/>
    </style:style>
    <style:style style:name="P14" style:family="paragraph" style:parent-style-name="Heading_20_2">
      <style:text-properties officeooo:paragraph-rsid="0637f052"/>
    </style:style>
    <style:style style:name="P15" style:family="paragraph" style:parent-style-name="Text_20_body">
      <style:paragraph-properties fo:margin-top="0in" fo:margin-bottom="0in" style:contextual-spacing="false" fo:line-height="120%" fo:text-align="end" style:justify-single-word="false" style:writing-mode="rl-tb">
        <style:tab-stops>
          <style:tab-stop style:position="0.5in"/>
        </style:tab-stops>
      </style:paragraph-properties>
      <style:text-properties fo:color="#00000a" loext:opacity="100%" style:font-name="Courier New" fo:font-size="12pt" fo:language="en" fo:country="US" officeooo:rsid="063b196d" officeooo:paragraph-rsid="063b196d" style:font-size-asian="12pt" style:language-asian="en" style:country-asian="US" style:font-name-complex="David CLM" style:font-size-complex="12pt" style:language-complex="he" style:country-complex="IL"/>
    </style:style>
    <style:style style:name="P16" style:family="paragraph" style:parent-style-name="Heading_20_1">
      <style:paragraph-properties fo:line-height="100%"/>
      <style:text-properties officeooo:rsid="05226f8d" officeooo:paragraph-rsid="04af6545"/>
    </style:style>
    <style:style style:name="P17" style:family="paragraph" style:parent-style-name="Heading_20_2">
      <style:text-properties officeooo:paragraph-rsid="06510b97"/>
    </style:style>
    <style:style style:name="P18" style:family="paragraph" style:parent-style-name="Text_20_body">
      <style:text-properties officeooo:rsid="0610e6e9" officeooo:paragraph-rsid="064a8d8a"/>
    </style:style>
    <style:style style:name="P19" style:family="paragraph" style:parent-style-name="Text_20_body">
      <style:text-properties officeooo:rsid="064a8d8a" officeooo:paragraph-rsid="064a8d8a"/>
    </style:style>
    <style:style style:name="P20" style:family="paragraph" style:parent-style-name="Text_20_body">
      <style:text-properties fo:language="en" fo:country="US" officeooo:rsid="06571a97" officeooo:paragraph-rsid="066733b5"/>
    </style:style>
    <style:style style:name="P21" style:family="paragraph" style:parent-style-name="Text_20_body">
      <style:text-properties officeooo:rsid="06510b97" officeooo:paragraph-rsid="06510b97"/>
    </style:style>
    <style:style style:name="P22" style:family="paragraph" style:parent-style-name="Text_20_body" style:list-style-name="L2">
      <style:text-properties officeooo:rsid="06510b97" officeooo:paragraph-rsid="06510b97"/>
    </style:style>
    <style:style style:name="P23" style:family="paragraph" style:parent-style-name="Text_20_body">
      <style:text-properties officeooo:rsid="06510b97" officeooo:paragraph-rsid="065e526a"/>
    </style:style>
    <style:style style:name="P24" style:family="paragraph" style:parent-style-name="Text_20_body">
      <style:text-properties officeooo:paragraph-rsid="06510b97"/>
    </style:style>
    <style:style style:name="P25" style:family="paragraph" style:parent-style-name="Text_20_body">
      <style:text-properties fo:font-style="normal" officeooo:rsid="06553dac" officeooo:paragraph-rsid="06553dac" style:font-style-asian="normal" style:font-style-complex="normal"/>
    </style:style>
    <style:style style:name="P26" style:family="paragraph" style:parent-style-name="Text_20_body">
      <style:text-properties fo:font-style="normal" officeooo:rsid="06577a5e" officeooo:paragraph-rsid="06577a5e" style:font-style-asian="normal" style:font-style-complex="normal"/>
    </style:style>
    <style:style style:name="P27" style:family="paragraph" style:parent-style-name="Text_20_body" style:list-style-name="L3">
      <style:text-properties fo:font-style="normal" officeooo:rsid="06577a5e" officeooo:paragraph-rsid="06577a5e" style:font-style-asian="normal" style:font-style-complex="normal"/>
    </style:style>
    <style:style style:name="P28" style:family="paragraph" style:parent-style-name="Text_20_body" style:list-style-name="L3">
      <style:text-properties officeooo:paragraph-rsid="065c4e08"/>
    </style:style>
    <style:style style:name="P29" style:family="paragraph" style:parent-style-name="Text_20_body">
      <style:text-properties officeooo:paragraph-rsid="06577a5e"/>
    </style:style>
    <style:style style:name="P30" style:family="paragraph" style:parent-style-name="Text_20_body">
      <style:text-properties officeooo:paragraph-rsid="065b564f"/>
    </style:style>
    <style:style style:name="P31" style:family="paragraph" style:parent-style-name="Text_20_body">
      <style:text-properties officeooo:rsid="065d1b05" officeooo:paragraph-rsid="065d1b05"/>
    </style:style>
    <style:style style:name="P32" style:family="paragraph" style:parent-style-name="Text_20_body">
      <style:text-properties officeooo:paragraph-rsid="06624bf3"/>
    </style:style>
    <style:style style:name="P33" style:family="paragraph" style:parent-style-name="Text_20_body">
      <style:text-properties officeooo:paragraph-rsid="06653850"/>
    </style:style>
    <style:style style:name="P34" style:family="paragraph" style:parent-style-name="Text_20_body">
      <style:text-properties officeooo:rsid="06653850" officeooo:paragraph-rsid="06653850"/>
    </style:style>
    <style:style style:name="P35" style:family="paragraph" style:parent-style-name="Text_20_body">
      <style:text-properties officeooo:rsid="05ccb8c6" officeooo:paragraph-rsid="066733b5"/>
    </style:style>
    <style:style style:name="P36" style:family="paragraph" style:parent-style-name="Text_20_body">
      <style:text-properties officeooo:rsid="06550251" officeooo:paragraph-rsid="066733b5"/>
    </style:style>
    <style:style style:name="P37" style:family="paragraph" style:parent-style-name="Text_20_body">
      <style:text-properties officeooo:rsid="060ee718" officeooo:paragraph-rsid="066733b5"/>
    </style:style>
    <style:style style:name="P38" style:family="paragraph" style:parent-style-name="Text_20_body" style:list-style-name="L1">
      <style:paragraph-properties fo:margin-top="0in" fo:margin-bottom="0in" style:contextual-spacing="false" fo:line-height="120%" fo:text-align="end" style:justify-single-word="false" style:writing-mode="rl-tb">
        <style:tab-stops>
          <style:tab-stop style:position="0.5in"/>
        </style:tab-stops>
      </style:paragraph-properties>
      <style:text-properties officeooo:paragraph-rsid="063b196d"/>
    </style:style>
    <style:style style:name="P39" style:family="paragraph" style:parent-style-name="Text_20_body">
      <style:paragraph-properties fo:margin-top="0in" fo:margin-bottom="0in" style:contextual-spacing="false" fo:line-height="120%" fo:text-align="end" style:justify-single-word="false" style:writing-mode="rl-tb">
        <style:tab-stops>
          <style:tab-stop style:position="0.5in"/>
        </style:tab-stops>
      </style:paragraph-properties>
      <style:text-properties officeooo:paragraph-rsid="063efe89"/>
    </style:style>
    <style:style style:name="P40" style:family="paragraph" style:parent-style-name="Text_20_body" style:list-style-name="L1">
      <style:paragraph-properties fo:margin-top="0in" fo:margin-bottom="0in" style:contextual-spacing="false" fo:line-height="120%" fo:text-align="end" style:justify-single-word="false" style:writing-mode="rl-tb">
        <style:tab-stops>
          <style:tab-stop style:position="0.5in"/>
        </style:tab-stops>
      </style:paragraph-properties>
      <style:text-properties fo:color="#00000a" loext:opacity="100%" style:font-name="Courier New" fo:font-size="12pt" fo:language="en" fo:country="US" officeooo:paragraph-rsid="063efe89" style:font-size-asian="12pt" style:language-asian="en" style:country-asian="US" style:font-name-complex="David CLM" style:font-size-complex="12pt" style:language-complex="he" style:country-complex="IL"/>
    </style:style>
    <style:style style:name="P41" style:family="paragraph" style:parent-style-name="Text_20_body" style:list-style-name="L1">
      <style:paragraph-properties fo:margin-top="0in" fo:margin-bottom="0in" style:contextual-spacing="false" fo:line-height="120%" fo:text-align="end" style:justify-single-word="false" style:writing-mode="rl-tb">
        <style:tab-stops>
          <style:tab-stop style:position="0.5in"/>
        </style:tab-stops>
      </style:paragraph-properties>
      <style:text-properties fo:color="#00000a" loext:opacity="100%" style:font-name="Courier New" fo:font-size="12pt" fo:language="en" fo:country="US" officeooo:paragraph-rsid="063d5b7a" style:font-size-asian="12pt" style:language-asian="en" style:country-asian="US" style:font-name-complex="David CLM" style:font-size-complex="12pt" style:language-complex="he" style:country-complex="IL"/>
    </style:style>
    <style:style style:name="P42" style:family="paragraph" style:parent-style-name="Text_20_body">
      <style:paragraph-properties fo:text-align="start" style:justify-single-word="false" style:writing-mode="lr-tb"/>
      <style:text-properties officeooo:rsid="06561c52" officeooo:paragraph-rsid="066733b5"/>
    </style:style>
    <style:style style:name="P43" style:family="paragraph">
      <loext:graphic-properties draw:fill="none" draw:fill-color="#ffffff"/>
    </style:style>
    <style:style style:name="P44" style:family="paragraph">
      <loext:graphic-properties draw:fill="none"/>
    </style:style>
    <style:style style:name="T1" style:family="text">
      <style:text-properties officeooo:rsid="0565f2dc"/>
    </style:style>
    <style:style style:name="T2" style:family="text">
      <style:text-properties officeooo:rsid="057bda9f"/>
    </style:style>
    <style:style style:name="T3" style:family="text">
      <style:text-properties officeooo:rsid="057ca7f2"/>
    </style:style>
    <style:style style:name="T4" style:family="text">
      <style:text-properties style:font-name="Times New Roman" fo:font-style="italic" officeooo:rsid="05e3dd26" style:font-style-asian="italic" style:font-style-complex="italic"/>
    </style:style>
    <style:style style:name="T5" style:family="text">
      <style:text-properties officeooo:rsid="05b6bed9"/>
    </style:style>
    <style:style style:name="T6" style:family="text">
      <style:text-properties officeooo:rsid="05b888e6"/>
    </style:style>
    <style:style style:name="T7" style:family="text">
      <style:text-properties fo:font-weight="bold" officeooo:rsid="06510b97" style:font-weight-asian="bold" style:font-weight-complex="bold"/>
    </style:style>
    <style:style style:name="T8" style:family="text">
      <style:text-properties fo:font-weight="bold" officeooo:rsid="05f3980c" style:font-weight-asian="bold" style:font-weight-complex="bold"/>
    </style:style>
    <style:style style:name="T9" style:family="text">
      <style:text-properties fo:font-style="italic" officeooo:rsid="05e3dd26" style:font-style-asian="italic" style:font-style-complex="italic"/>
    </style:style>
    <style:style style:name="T10" style:family="text">
      <style:text-properties officeooo:rsid="05cf6a63"/>
    </style:style>
    <style:style style:name="T11" style:family="text">
      <style:text-properties officeooo:rsid="05e3dd26"/>
    </style:style>
    <style:style style:name="T12" style:family="text">
      <style:text-properties style:text-position="sub 58%" style:font-name="Times New Roman" fo:font-style="italic" officeooo:rsid="05e3dd26" style:font-style-asian="italic" style:font-style-complex="italic"/>
    </style:style>
    <style:style style:name="T13" style:family="text">
      <style:text-properties style:text-position="sub 58%" fo:language="en" fo:country="US"/>
    </style:style>
    <style:style style:name="T14" style:family="text">
      <style:text-properties style:text-position="sub 58%" fo:language="en" fo:country="US" officeooo:rsid="0656e4aa"/>
    </style:style>
    <style:style style:name="T15" style:family="text">
      <style:text-properties fo:color="#000000" loext:opacity="100%" style:font-name="Monospace" fo:font-size="12pt" fo:font-style="normal" fo:font-weight="normal" officeooo:rsid="06396043" style:font-name-asian="Noto Sans CJK SC Regular" style:font-size-asian="12pt" style:font-style-asian="normal" style:font-weight-asian="normal" style:font-name-complex="Nachlieli CLM1" style:font-size-complex="16pt" style:font-style-complex="normal" style:font-weight-complex="normal"/>
    </style:style>
    <style:style style:name="T16" style:family="text">
      <style:text-properties fo:color="#000000" loext:opacity="100%" style:font-name="Monospace" fo:font-size="12pt" fo:font-style="normal" fo:font-weight="normal" officeooo:rsid="06510b97" style:font-name-asian="Noto Sans CJK SC Regular" style:font-size-asian="12pt" style:font-style-asian="normal" style:font-weight-asian="normal" style:font-name-complex="Nachlieli CLM1" style:font-size-complex="16pt" style:font-style-complex="normal" style:font-weight-complex="normal"/>
    </style:style>
    <style:style style:name="T17" style:family="text">
      <style:text-properties fo:color="#000000" loext:opacity="100%" style:font-name="Monospace" fo:font-size="12pt" fo:language="en" fo:country="US" fo:font-style="normal" fo:font-weight="normal" officeooo:rsid="064a8d8a" style:font-name-asian="Noto Sans CJK SC Regular" style:font-size-asian="12pt" style:font-style-asian="normal" style:font-weight-asian="normal" style:font-name-complex="Nachlieli CLM1" style:font-size-complex="16pt" style:font-style-complex="normal" style:font-weight-complex="normal"/>
    </style:style>
    <style:style style:name="T18" style:family="text">
      <style:text-properties fo:color="#000000" loext:opacity="100%" style:font-name="Monospace" fo:font-size="12pt" fo:language="en" fo:country="US" fo:font-style="normal" fo:font-weight="normal" officeooo:rsid="06500b23" style:font-name-asian="Noto Sans CJK SC Regular" style:font-size-asian="12pt" style:font-style-asian="normal" style:font-weight-asian="normal" style:font-name-complex="Nachlieli CLM1" style:font-size-complex="16pt" style:font-style-complex="normal" style:font-weight-complex="normal"/>
    </style:style>
    <style:style style:name="T19" style:family="text">
      <style:text-properties fo:color="#000000" loext:opacity="100%" style:font-name="Monospace" fo:font-size="12pt" fo:language="en" fo:country="US" fo:font-style="normal" fo:font-weight="normal" officeooo:rsid="06689dfb" style:font-name-asian="Noto Sans CJK SC Regular" style:font-size-asian="12pt" style:font-style-asian="normal" style:font-weight-asian="normal" style:font-name-complex="Nachlieli CLM1" style:font-size-complex="16pt" style:font-style-complex="normal" style:font-weight-complex="normal"/>
    </style:style>
    <style:style style:name="T20" style:family="text">
      <style:text-properties fo:language="en" fo:country="US"/>
    </style:style>
    <style:style style:name="T21" style:family="text">
      <style:text-properties fo:language="en" fo:country="US" officeooo:rsid="05f90b3a"/>
    </style:style>
    <style:style style:name="T22" style:family="text">
      <style:text-properties fo:language="en" fo:country="US" officeooo:rsid="05fc1311"/>
    </style:style>
    <style:style style:name="T23" style:family="text">
      <style:text-properties fo:language="en" fo:country="US" officeooo:rsid="060192ee"/>
    </style:style>
    <style:style style:name="T24" style:family="text">
      <style:text-properties fo:language="en" fo:country="US" officeooo:rsid="060d5316"/>
    </style:style>
    <style:style style:name="T25" style:family="text">
      <style:text-properties fo:language="en" fo:country="US" officeooo:rsid="060ee718"/>
    </style:style>
    <style:style style:name="T26" style:family="text">
      <style:text-properties fo:language="en" fo:country="US" officeooo:rsid="0610e6e9"/>
    </style:style>
    <style:style style:name="T27" style:family="text">
      <style:text-properties fo:language="en" fo:country="US" officeooo:rsid="06159af2"/>
    </style:style>
    <style:style style:name="T28" style:family="text">
      <style:text-properties fo:language="en" fo:country="US" officeooo:rsid="06342bc4"/>
    </style:style>
    <style:style style:name="T29" style:family="text">
      <style:text-properties fo:language="en" fo:country="US" officeooo:rsid="0656e4aa"/>
    </style:style>
    <style:style style:name="T30" style:family="text">
      <style:text-properties officeooo:rsid="05f90b3a"/>
    </style:style>
    <style:style style:name="T31" style:family="text">
      <style:text-properties officeooo:rsid="0607004a"/>
    </style:style>
    <style:style style:name="T32" style:family="text">
      <style:text-properties officeooo:rsid="0615b090"/>
    </style:style>
    <style:style style:name="T33" style:family="text">
      <style:text-properties officeooo:rsid="0626940b"/>
    </style:style>
    <style:style style:name="T34" style:family="text">
      <style:text-properties officeooo:rsid="0629e301"/>
    </style:style>
    <style:style style:name="T35" style:family="text">
      <style:text-properties officeooo:rsid="0637f052"/>
    </style:style>
    <style:style style:name="T36" style:family="text">
      <style:text-properties style:font-name="Monospace" style:font-size-asian="10.5pt" style:font-name-complex="David CLM1" style:font-weight-complex="normal"/>
    </style:style>
    <style:style style:name="T37" style:family="text">
      <style:text-properties style:font-name="Monospace" officeooo:rsid="063b196d" style:font-size-asian="10.5pt" style:font-name-complex="David CLM1" style:font-weight-complex="normal"/>
    </style:style>
    <style:style style:name="T38" style:family="text">
      <style:text-properties style:font-name="Monospace" officeooo:rsid="063c6673" style:font-size-asian="10.5pt" style:font-name-complex="David CLM1" style:font-weight-complex="normal"/>
    </style:style>
    <style:style style:name="T39" style:family="text">
      <style:text-properties style:font-name="Monospace" officeooo:rsid="063d5b7a" style:font-size-asian="10.5pt" style:font-name-complex="David CLM1" style:font-weight-complex="normal"/>
    </style:style>
    <style:style style:name="T40" style:family="text">
      <style:text-properties style:font-name="Monospace" officeooo:rsid="06510b97" style:font-size-asian="10.5pt" style:font-name-complex="David CLM1" style:font-weight-complex="normal"/>
    </style:style>
    <style:style style:name="T41" style:family="text">
      <style:text-properties style:font-name="Monospace" officeooo:rsid="06562ed8" style:font-size-asian="10.5pt" style:font-name-complex="David CLM1" style:font-weight-complex="normal"/>
    </style:style>
    <style:style style:name="T42" style:family="text">
      <style:text-properties style:font-name="Monospace" officeooo:rsid="06563a83" style:font-size-asian="10.5pt" style:font-name-complex="David CLM1" style:font-weight-complex="normal"/>
    </style:style>
    <style:style style:name="T43" style:family="text">
      <style:text-properties style:font-name="Monospace" officeooo:rsid="065c4e08" style:font-size-asian="10.5pt" style:font-name-complex="David CLM1" style:font-weight-complex="normal"/>
    </style:style>
    <style:style style:name="T44" style:family="text">
      <style:text-properties style:font-name="Monospace" officeooo:rsid="065ee08a" style:font-size-asian="10.5pt" style:font-name-complex="David CLM1" style:font-weight-complex="normal"/>
    </style:style>
    <style:style style:name="T45" style:family="text">
      <style:text-properties style:font-name="Monospace" fo:font-style="normal" style:font-size-asian="10.5pt" style:font-style-asian="normal" style:font-name-complex="David CLM1" style:font-style-complex="normal" style:font-weight-complex="normal"/>
    </style:style>
    <style:style style:name="T46" style:family="text">
      <style:text-properties style:font-name="Monospace" fo:font-style="normal" officeooo:rsid="06577a5e" style:font-size-asian="10.5pt" style:font-style-asian="normal" style:font-name-complex="David CLM1" style:font-style-complex="normal" style:font-weight-complex="normal"/>
    </style:style>
    <style:style style:name="T47" style:family="text">
      <style:text-properties style:font-name="Monospace" fo:font-style="normal" officeooo:rsid="0658a543" style:font-size-asian="10.5pt" style:font-style-asian="normal" style:font-name-complex="David CLM1" style:font-style-complex="normal" style:font-weight-complex="normal"/>
    </style:style>
    <style:style style:name="T48" style:family="text">
      <style:text-properties style:font-name="Monospace" fo:font-style="normal" officeooo:rsid="065c4e08" style:font-size-asian="10.5pt" style:font-style-asian="normal" style:font-name-complex="David CLM1" style:font-style-complex="normal" style:font-weight-complex="normal"/>
    </style:style>
    <style:style style:name="T49" style:family="text">
      <style:text-properties style:font-name="Monospace" fo:font-style="normal" officeooo:rsid="065d1b05" style:font-size-asian="10.5pt" style:font-style-asian="normal" style:font-name-complex="David CLM1" style:font-style-complex="normal" style:font-weight-complex="normal"/>
    </style:style>
    <style:style style:name="T50" style:family="text">
      <style:text-properties style:font-name="Monospace" fo:font-style="normal" officeooo:rsid="066102cc" style:font-size-asian="10.5pt" style:font-style-asian="normal" style:font-name-complex="David CLM1" style:font-style-complex="normal" style:font-weight-complex="normal"/>
    </style:style>
    <style:style style:name="T51" style:family="text">
      <style:text-properties style:font-name="Monospace" fo:font-style="normal" officeooo:rsid="06624bf3" style:font-size-asian="10.5pt" style:font-style-asian="normal" style:font-name-complex="David CLM1" style:font-style-complex="normal" style:font-weight-complex="normal"/>
    </style:style>
    <style:style style:name="T52" style:family="text">
      <style:text-properties style:font-name="Monospace" fo:font-style="normal" officeooo:rsid="06625509" style:font-size-asian="10.5pt" style:font-style-asian="normal" style:font-name-complex="David CLM1" style:font-style-complex="normal" style:font-weight-complex="normal"/>
    </style:style>
    <style:style style:name="T53" style:family="text">
      <style:text-properties style:font-name="Monospace" fo:font-style="normal" officeooo:rsid="0662f3ed" style:font-size-asian="10.5pt" style:font-style-asian="normal" style:font-name-complex="David CLM1" style:font-style-complex="normal" style:font-weight-complex="normal"/>
    </style:style>
    <style:style style:name="T54" style:family="text">
      <style:text-properties style:font-name="Monospace" fo:font-style="normal" officeooo:rsid="066464fd" style:font-size-asian="10.5pt" style:font-style-asian="normal" style:font-name-complex="David CLM1" style:font-style-complex="normal" style:font-weight-complex="normal"/>
    </style:style>
    <style:style style:name="T55" style:family="text">
      <style:text-properties style:font-name="Monospace" fo:font-style="normal" officeooo:rsid="06653850" style:font-size-asian="10.5pt" style:font-style-asian="normal" style:font-name-complex="David CLM1" style:font-style-complex="normal" style:font-weight-complex="normal"/>
    </style:style>
    <style:style style:name="T56" style:family="text">
      <style:text-properties style:font-name="Monospace" fo:font-style="normal" fo:font-weight="bold" officeooo:rsid="06653850" style:font-size-asian="10.5pt" style:font-style-asian="normal" style:font-weight-asian="bold" style:font-name-complex="David CLM1" style:font-style-complex="normal" style:font-weight-complex="bold"/>
    </style:style>
    <style:style style:name="T57" style:family="text">
      <style:text-properties style:font-name="Monospace" fo:language="en" fo:country="US" fo:font-style="normal" fo:font-weight="bold" officeooo:rsid="06653850" style:font-size-asian="10.5pt" style:font-style-asian="normal" style:font-weight-asian="bold" style:font-name-complex="David CLM1" style:font-style-complex="normal" style:font-weight-complex="bold"/>
    </style:style>
    <style:style style:name="T58" style:family="text">
      <style:text-properties style:font-name="Monospace" fo:language="en" fo:country="US" fo:font-style="normal" fo:font-weight="normal" officeooo:rsid="06653850" style:font-size-asian="10.5pt" style:font-style-asian="normal" style:font-weight-asian="normal" style:font-name-complex="David CLM1" style:font-style-complex="normal" style:font-weight-complex="normal"/>
    </style:style>
    <style:style style:name="T59" style:family="text">
      <style:text-properties fo:color="#00000a" loext:opacity="100%" style:font-name="Courier New" fo:font-size="12pt" fo:language="en" fo:country="US" style:font-size-asian="12pt" style:language-asian="en" style:country-asian="US" style:font-name-complex="David CLM" style:font-size-complex="12pt" style:language-complex="he" style:country-complex="IL"/>
    </style:style>
    <style:style style:name="T60" style:family="text">
      <style:text-properties fo:color="#00000a" loext:opacity="100%" style:font-name="Courier New" fo:font-size="12pt" fo:language="en" fo:country="US" officeooo:rsid="063b196d" style:font-size-asian="12pt" style:language-asian="en" style:country-asian="US" style:font-name-complex="David CLM" style:font-size-complex="12pt" style:language-complex="he" style:country-complex="IL" style:font-weight-complex="normal"/>
    </style:style>
    <style:style style:name="T61" style:family="text">
      <style:text-properties fo:color="#00000a" loext:opacity="100%" style:font-name="Courier New" fo:font-size="12pt" fo:language="en" fo:country="US" officeooo:rsid="063d5b7a" style:font-size-asian="12pt" style:language-asian="en" style:country-asian="US" style:font-name-complex="David CLM" style:font-size-complex="12pt" style:language-complex="he" style:country-complex="IL" style:font-weight-complex="normal"/>
    </style:style>
    <style:style style:name="T62" style:family="text">
      <style:text-properties fo:color="#00000a" loext:opacity="100%" style:font-name="Courier New" fo:font-size="12pt" fo:language="en" fo:country="US" officeooo:rsid="06490453" style:font-size-asian="12pt" style:language-asian="en" style:country-asian="US" style:font-name-complex="David CLM" style:font-size-complex="12pt" style:language-complex="he" style:country-complex="IL" style:font-weight-complex="normal"/>
    </style:style>
    <style:style style:name="T63" style:family="text">
      <style:text-properties fo:color="#00000a" loext:opacity="100%" style:font-name="Courier New" fo:font-size="12pt" fo:language="en" fo:country="US" officeooo:rsid="063efe89" style:font-size-asian="12pt" style:language-asian="en" style:country-asian="US" style:font-name-complex="David CLM" style:font-size-complex="12pt" style:language-complex="he" style:country-complex="IL"/>
    </style:style>
    <style:style style:name="T64" style:family="text">
      <style:text-properties fo:color="#00000a" loext:opacity="100%" style:font-name="Courier New" fo:font-size="12pt" fo:language="en" fo:country="US" officeooo:rsid="064094a5" style:font-size-asian="12pt" style:language-asian="en" style:country-asian="US" style:font-name-complex="David CLM" style:font-size-complex="12pt" style:language-complex="he" style:country-complex="IL"/>
    </style:style>
    <style:style style:name="T65" style:family="text">
      <style:text-properties officeooo:rsid="063d5b7a" style:font-weight-complex="normal"/>
    </style:style>
    <style:style style:name="T66" style:family="text">
      <style:text-properties style:text-underline-style="none" officeooo:rsid="063d5b7a" style:font-weight-complex="normal"/>
    </style:style>
    <style:style style:name="T67" style:family="text">
      <style:text-properties officeooo:rsid="063efe89"/>
    </style:style>
    <style:style style:name="T68" style:family="text">
      <style:text-properties officeooo:rsid="064a8d8a"/>
    </style:style>
    <style:style style:name="T69" style:family="text">
      <style:text-properties fo:language="en" fo:country="US"/>
    </style:style>
    <style:style style:name="T70" style:family="text">
      <style:text-properties fo:language="en" fo:country="US" officeooo:rsid="064e8462"/>
    </style:style>
    <style:style style:name="T71" style:family="text">
      <style:text-properties fo:language="en" fo:country="US" officeooo:rsid="06601b52"/>
    </style:style>
    <style:style style:name="T72" style:family="text">
      <style:text-properties fo:language="en" fo:country="US" officeooo:rsid="0565f2dc"/>
    </style:style>
    <style:style style:name="T73" style:family="text">
      <style:text-properties fo:language="en" fo:country="US" officeooo:rsid="06689dfb"/>
    </style:style>
    <style:style style:name="T74" style:family="text">
      <style:text-properties officeooo:rsid="064ca031"/>
    </style:style>
    <style:style style:name="T75" style:family="text">
      <style:text-properties officeooo:rsid="06510b97"/>
    </style:style>
    <style:style style:name="T76" style:family="text">
      <style:text-properties officeooo:rsid="0658a543"/>
    </style:style>
    <style:style style:name="T77" style:family="text">
      <style:text-properties officeooo:rsid="065e526a"/>
    </style:style>
    <style:style style:name="T78" style:family="text">
      <style:text-properties officeooo:rsid="065ee08a"/>
    </style:style>
    <style:style style:name="T79" style:family="text">
      <style:text-properties officeooo:rsid="06601b52"/>
    </style:style>
    <style:style style:name="T80" style:family="text">
      <style:text-properties officeooo:rsid="06653850"/>
    </style:style>
    <style:style style:name="T81" style:family="text">
      <style:text-properties officeooo:rsid="05f3980c"/>
    </style:style>
    <style:style style:name="T82" style:family="text">
      <style:text-properties officeooo:rsid="06561c52"/>
    </style:style>
    <style:style style:name="T83" style:family="text">
      <style:text-properties officeooo:rsid="06689dfb"/>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366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1425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fill="none" draw:textarea-horizontal-align="justify" draw:textarea-vertical-align="middle" draw:auto-grow-height="false" fo:min-height="0.2528in" fo:min-width="0.4791in" draw:shadow-offset-x="0.1201in" draw:shadow-offset-y="0.120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מטלה - חלוקה הוגנת של קרקעות ועוגות</text:h>
      <text:p text:style-name="P5">יש לענות על שאלה אחת לבחירתכם. <text:span text:style-name="T23">שאלות המסומנות ב</text:span><text:span text:style-name="T28">כוכבית </text:span><text:span text:style-name="T23">* מזכות בניקוד כפול.</text:span></text:p>
      <text:p text:style-name="P8"/>
      <text:p text:style-name="P12">שאלה <text:span text:style-name="T6">1</text:span>: <text:span text:style-name="T6">חלוקה פרופורציונלית בשני מימדים</text:span></text:p>
      <text:p text:style-name="P35"><text:span text:style-name="T81">נתונה חלקת-אדמה בצורת ריבוע. יש לחלק אותה בין שני אנשים, כך שכל אחד יקבל </text:span><text:span text:style-name="T8">ריבוע.</text:span></text:p>
      <text:p text:style-name="P36">א. הראו דוגמה שבה לא קיימת חלוקה פרופורציונלית.</text:p>
      <text:p text:style-name="P36">* ב. <text:span text:style-name="T82">תארו אלגוריתם המוצא חלוקה "חצי פרופורציונלית" לשני אנשים, כלומר, </text:span><text:span text:style-name="T29">כל שחקן i מקבל <text:line-break/>ריבוע X</text:span><text:span text:style-name="T14">i</text:span><text:span text:style-name="T29"> ששוויו לפחות רבע מהעוגה כולה:</text:span></text:p>
      <text:p text:style-name="P42"><text:span text:style-name="T20">V</text:span><text:span text:style-name="T13">i</text:span><text:span text:style-name="T20">(X</text:span><text:span text:style-name="T13">i</text:span><text:span text:style-name="T20">) &gt;= V</text:span><text:span text:style-name="T13">i</text:span><text:span text:style-name="T20">(C) / 4</text:span></text:p>
      <text:p text:style-name="P20">הוכיחו את נכונות האלגוריתם.</text:p>
      <text:p text:style-name="P37"><text:span text:style-name="T21"/></text:p>
      <text:p text:style-name="P13">שאלה <text:span text:style-name="T10">2</text:span>: <text:span text:style-name="T17">חלוק</text:span><text:span text:style-name="T18">ה הוגנת עם ערכים שליליים</text:span></text:p>
      <text:p text:style-name="P19">קבוצה של <text:span text:style-name="T20">n אורחים הגיעו למסיבת יום-הולדת וקיבלו עוגה. העוגה נשרפה בתנור – אבל האורחים עדיין חייבים לאכול את העוגה כדי שלא להעליב את המארחים. כמובן, כל אחד מהאורחים מעדיף לאכול כמה שפחות עוגה, אבל יש להם העדפות שונות לגבי כמה כל אחד מהחלקים בעוגה הוא גרוע (לדוגמה, יש כאלה ששונאים יותר דובדבנים שרופים, ויש כאלה ששונאים יותר קרם שוקולד שרוף, </text:span><text:span text:style-name="T70">וכו’</text:span><text:span text:style-name="T20">).</text:span></text:p>
      <text:p text:style-name="P18"><text:span text:style-name="T68">א</text:span>. <text:span text:style-name="T33">הסבירו למה אלגוריתם "</text:span><text:span text:style-name="T68">המפחית האחרון" אינו עובד במקרה זה. הסבירו איך לתקן אותו כך שייתן חלוקה פרופורציונלית.</text:span></text:p>
      <text:p text:style-name="P19">ב. הסבירו למה אלגוריתם "אבן פז" אינו עובד במקרה זה. הסבירו איך לתקן אותו כך שייתן חלוקה פרופורציונלית.</text:p>
      <text:p text:style-name="P19"/>
      <text:p text:style-name="P11">שאלה <text:span text:style-name="T35">3</text:span>: <text:span text:style-name="T72">חלוקה עם זכויות לא-שוות</text:span></text:p>
      <text:p text:style-name="P4">עמי ותמי <text:span text:style-name="T2">עזרו לאמא להכין עוגה, אבל תמי עזרה יותר. עמי השקיע </text:span><text:span text:style-name="T22">k</text:span><text:span text:style-name="T2"> שעות ותמי השקיעה </text:span><text:span text:style-name="T22">n </text:span><text:span text:style-name="T2">שעות, כאשר </text:span><text:span text:style-name="T22">n&gt;k</text:span><text:span text:style-name="T2">. אמא רוצה לחלק את העוגה ביניהם בצורה הוגנת בהתאם לכמות ההשקעה.</text:span></text:p>
      <text:p text:style-name="P3"><text:span text:style-name="T3">א</text:span>. <text:span text:style-name="T11">תנו הגדרה הגיונית למושג "</text:span>חלוקה פרופורציונלית" <text:span text:style-name="T11">במצב זה, בעזרת הפונקציה </text:span><text:span text:style-name="T4">V</text:span><text:span text:style-name="T12">i</text:span><text:span text:style-name="T9"> </text:span><text:span text:style-name="T11">(פונקציית הערך של שחקן </text:span><text:span text:style-name="T4">i</text:span><text:span text:style-name="T11">), ובעזרת הפרמטרים </text:span><text:span text:style-name="T27">n, k.</text:span></text:p>
      <text:p text:style-name="P3"><text:span text:style-name="T5">ב</text:span>. כיתבו אלגוריתם המוצא חלוקה פרופורציונלית <text:span text:style-name="T34">לפי ההגדרה של סעיף א</text:span>. <text:span text:style-name="T32">הוכיחו את נכונות האלגוריתם </text:span><text:span text:style-name="T74">וחשבו את סיבוכיות זמן-הריצה שלו.</text:span></text:p>
      <text:p text:style-name="P9"/>
      <text:p text:style-name="P14"><text:soft-page-break/>שאלה <text:span text:style-name="T15">4</text:span>: <text:span text:style-name="T31">משולש החלוקות</text:span></text:p>
      <text:p text:style-name="P10"><text:span text:style-name="T37">רוצים לחלק נהר באורך </text:span><text:span text:style-name="T38">300 </text:span><text:span text:style-name="T37">מטר בין שלושה אנשים. לאורך הנהר, בין 0 ל-</text:span><text:span text:style-name="T38">100 </text:span><text:span text:style-name="T37">מטר גדלים עשבים, בין </text:span><text:span text:style-name="T38">100 </text:span><text:span text:style-name="T37">ל-</text:span><text:span text:style-name="T38">200</text:span><text:span text:style-name="T37"> מטר גדלים שיחים, ובין </text:span><text:span text:style-name="T38">200 </text:span><text:span text:style-name="T37">ל-</text:span><text:span text:style-name="T38">300 </text:span><text:span text:style-name="T37">גדלים עצים. אנשים מייחסים ערכים שונים לעשבים, שיחים, ועצים, לפי הטבלה הבאה </text:span><text:span text:style-name="T38">(הטבלה </text:span><text:span text:style-name="T39">כוללת את הערך ל-100 מטר):</text:span></text:p>
      <text:list xml:id="list115421035" text:style-name="L1">
        <text:list-item>
          <text:p text:style-name="P38"><text:span text:style-name="T59"><text:s text:c="11"/></text:span><text:span text:style-name="T60">עשבים, שיחים, עצים</text:span></text:p>
        </text:list-item>
        <text:list-item>
          <text:p text:style-name="P38"><text:span text:style-name="T61">שחקן א</text:span><text:span text:style-name="T59">: <text:s text:c="3"/></text:span><text:span text:style-name="T63">50 <text:s text:c="2"/>, <text:s/>30 <text:s text:c="2"/>, <text:s/>20</text:span></text:p>
        </text:list-item>
        <text:list-item>
          <text:p text:style-name="P40"><text:span text:style-name="T65">שחקן ב</text:span>: <text:s text:c="3"/><text:span text:style-name="T67">30 <text:s text:c="2"/>, <text:s text:c="2"/>40 <text:s/>, <text:s/>30 </text:span><text:s/></text:p>
        </text:list-item>
        <text:list-item>
          <text:p text:style-name="P41"><text:span text:style-name="T66">שחקן ג</text:span>: <text:s text:c="4"/><text:span text:style-name="T67">10 <text:s text:c="2"/>, <text:s text:c="3"/>20 <text:s/>, <text:s/>70</text:span></text:p>
        </text:list-item>
      </text:list>
      <text:p text:style-name="P15"/>
      <text:p text:style-name="P39"><text:span text:style-name="T63">ציירו את משולש-החלוקות, חלקו אותו למשולשונים עם אורך צלע של </text:span><text:span text:style-name="T62">25</text:span><text:span text:style-name="T63"> מטר, </text:span><text:span text:style-name="T64">וחשבו </text:span><text:span text:style-name="T63">את המספר</text:span><text:span text:style-name="T64">ים שכותב כל אחד מהשחקנים על כל אחד מהקודקודים. הסבירו את אופן החישוב.</text:span></text:p>
      <text:p text:style-name="P39"><text:span text:style-name="T64"/></text:p>
      <text:p text:style-name="P17">* שאלה <text:span text:style-name="T16">5</text:span>: <text:span text:style-name="T75">הוכחת הלמה של ספרנר</text:span></text:p>
      <text:p text:style-name="P23">לא הספקנו להוכיח את הלמה בכיתה, אז נראה הוכחה (אחרת) כאן, <text:span text:style-name="T79">עבור </text:span><text:span text:style-name="T71">n=3.</text:span></text:p>
      <text:p text:style-name="P23"><text:span text:style-name="T77">יש להוכיח כל סעיף בהסתמך על הסעיפים הקודמים.</text:span></text:p>
      <text:p text:style-name="P24"><text:span text:style-name="T75">א. כזכור, ה</text:span><text:span text:style-name="T7">דרגה</text:span><text:span text:style-name="T75"> של צומת בגרף לא-מכוון היא מספר השכנים שלו </text:span><text:span text:style-name="T40">בגרף</text:span><text:span text:style-name="T75">. הוכיחו: סכום הדרגות של כל הצמתים בגרף הוא מספר זוגי.</text:span></text:p>
      <text:p text:style-name="P21">ב. נתון גרף עם צמתים השייכים לשלוש קבוצות:</text:p>
      <text:list xml:id="list992657366" text:style-name="L2">
        <text:list-item>
          <text:p text:style-name="P22">בקבוצה א – לכל הצמתים יש דרגה 1.</text:p>
        </text:list-item>
        <text:list-item>
          <text:p text:style-name="P22">בקבוצה ב – לכל הצמתים יש דרגה <text:span text:style-name="T76">0 או 2.</text:span></text:p>
        </text:list-item>
        <text:list-item>
          <text:p text:style-name="P22">בקבוצה ג – יש צומת אחד עם דרגה אי-זוגית.</text:p>
        </text:list-item>
      </text:list>
      <text:p text:style-name="P24"><text:span text:style-name="T75">הוכיחו: מספר הצמתים בקבוצה א הוא אי-זוגי </text:span><text:span text:style-name="T80">[</text:span><text:span text:style-name="T44">השתמשו </text:span><text:span text:style-name="T78">בסעיף א</text:span><text:span text:style-name="T80">]</text:span><text:span text:style-name="T75">.</text:span></text:p>
      <text:p text:style-name="P25"><text:span text:style-name="T37">ג. </text:span><text:span text:style-name="T36">נתון משולש כלשהו, המחולק למשולשונים, ועל כל קודקוד של משולשון יש מספר מהקבוצה {1, 2, 3}. נגדיר גרף לא-מכוון, שבו כל משולשון הוא צומת. יש קשת בין שני צמתים, אם ורק אם הצמתים הם משולשונים הסמוכים זה לזה, </text:span><text:span text:style-name="T41">ועל הצלע שביניהם נמצאים המספרים 1, 2. למשל</text:span><text:span text:style-name="T42">, בדוגמה למטה, תהיה קשת בין המשולשון הימני למשולשון השמאלי:</text:span></text:p>
      <text:p text:style-name="P25"><draw:frame text:anchor-type="paragraph" draw:z-index="2" draw:name="Shape2" draw:style-name="gr2" draw:text-style-name="P43" svg:width="0.3413in" svg:height="0.2087in" svg:x="2.5563in" svg:y="0.222in"><draw:text-box><text:p>1</text:p></draw:text-box></draw:frame><text:span text:style-name="T41"/></text:p>
      <text:p text:style-name="P25"><draw:custom-shape text:anchor-type="paragraph" draw:z-index="0" draw:name="Shape1" draw:style-name="gr4" draw:text-style-name="P44" svg:width="0.9571in" svg:height="0.7579in" svg:x="2.7264in" svg:y="0.05in"><text:p/><draw:enhanced-geometry svg:viewBox="0 0 21600 21600" draw:glue-points="?f0 0 ?f1 10800 0 21600 10800 21600 21600 21600 ?f7 10800" draw:text-areas="?f1 10800 ?f2 18000 ?f3 7200 ?f4 21600" draw:type="isosceles-triangle" draw:modifiers="216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 draw:name="Shape1_0" draw:style-name="gr4" draw:text-style-name="P44" svg:width="0.9571in" svg:height="0.7579in" svg:x="1.7693in" svg:y="0.05in"><text:p/><draw:enhanced-geometry svg:viewBox="0 0 21600 21600" draw:glue-points="?f0 0 ?f1 10800 0 21600 10800 21600 21600 21600 ?f7 10800" draw:text-areas="?f1 10800 ?f2 18000 ?f3 7200 ?f4 21600" draw:type="isosceles-triangle" draw:modifiers="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3" draw:name="Shape3" draw:style-name="gr3" draw:text-style-name="P43" svg:width="0.3413in" svg:height="0.1925in" svg:x="2.4618in" svg:y="0.861in"><draw:text-box><text:p>2</text:p></draw:text-box></draw:frame><draw:frame text:anchor-type="paragraph" draw:z-index="4" draw:name="Shape4" draw:style-name="gr2" draw:text-style-name="P43" svg:width="0.2469in" svg:height="0.2087in" svg:x="1.4291in" svg:y="0.8925in"><draw:text-box><text:p>3</text:p></draw:text-box></draw:frame><draw:frame text:anchor-type="paragraph" draw:z-index="5" draw:name="Shape5" draw:style-name="gr1" draw:text-style-name="P43" svg:width="0.1803in" svg:height="0.237in" svg:x="3.7591in" svg:y="0.8264in"><draw:text-box><text:p>1</text:p></draw:text-box></draw:frame><text:span text:style-name="T41"/></text:p>
      <text:p text:style-name="P25"><text:span text:style-name="T41"/></text:p>
      <text:p text:style-name="P25"><text:span text:style-name="T41"/></text:p>
      <text:p text:style-name="P26"><text:span text:style-name="T41">ה</text:span><text:span text:style-name="T36">וכיחו: </text:span></text:p>
      <text:list xml:id="list1522823606" text:style-name="L3">
        <text:list-item>
          <text:p text:style-name="P27"><text:span text:style-name="T36">לכל </text:span><text:span text:style-name="T43">צומת המייצג </text:span><text:span text:style-name="T36">משולשון מגוון יש דרגה 1.</text:span></text:p>
        </text:list-item>
        <text:list-item>
          <text:p text:style-name="P28"><text:span text:style-name="T46">לכל </text:span><text:span text:style-name="T48">צומת המייצג </text:span><text:span text:style-name="T46">משולשון שאינו מגוון יש דרגה </text:span><text:span text:style-name="T47">0 או 2.</text:span></text:p>
        </text:list-item>
      </text:list>
      <text:p text:style-name="P29"><text:soft-page-break/><text:span text:style-name="T47"/></text:p>
      <text:p text:style-name="P30"><text:span text:style-name="T47">ד. </text:span><text:span text:style-name="T50">הוכיחו: אם, בהיקף של המשולש הגדול, ישנו מספר איזוגי של צלעות שקצותיהן מסומנים במספרים 1, 2, אז </text:span><text:span text:style-name="T51">במשולש כולו </text:span><text:span text:style-name="T50">יש מספר איזוגי של משולשונים מגוונים.</text:span></text:p>
      <text:p text:style-name="P32"><text:span text:style-name="T52">[</text:span><text:span text:style-name="T51">רמז: הוסיפו </text:span><text:span text:style-name="T48">לגרף מסעיף ג צומת אחד, המייצג את כל </text:span><text:span text:style-name="T49">המרחב </text:span><text:span text:style-name="T48">שמחוץ למשולש. </text:span><text:span text:style-name="T52">חברו </text:span><text:span text:style-name="T48">אותו לשאר הצמתים לפי אותם כללים של סעיף ג. </text:span><text:span text:style-name="T52">ואז השתמשו </text:span><text:span text:style-name="T50">בסעיפים ב, ג</text:span><text:span text:style-name="T52">].</text:span></text:p>
      <text:p text:style-name="P33"><text:span text:style-name="T53">ה</text:span><text:span text:style-name="T50">. </text:span><text:span text:style-name="T56">הגדרה: תיווי ספרנר </text:span><text:span text:style-name="T58">הוא סימון של קודקודי המשולשונים במספרים 1, 2, 3, כך </text:span><text:span text:style-name="T54">שעל כל קודקוד ראשי של המשולש הגדול ישנו מספר אחר (למשל, על הקודקוד העליון כתוב 1, על השמאלי התחתון כתוב 2, ועל הימני התחתון כתוב 3), </text:span><text:span text:style-name="T55">ו</text:span><text:span text:style-name="T54">על הצלע שבין שני קודקודים ראשיים כתובים רק מספרים שנמצאים על קצות הצלע (למשל, על הצלע בין קודקוד 1 לקודקוד 2 כתובים רק המספרים 1 או 2). </text:span></text:p>
      <text:p text:style-name="P33"><text:span text:style-name="T55">הוכיחו: בכל תיווי ספרנר, בהיקף של המשולש הגדול ישנו מספר איזוגי של צלעות שקצותיהן מסומנים במספרים 1, 2.</text:span></text:p>
      <text:p text:style-name="P34"><text:span text:style-name="T45">ו. הוכיחו: בכל תיווי ספרנר יש לפחות משולש מגוון אחד [השתמשו בסעיפים ד, ה].</text:span></text:p>
      <text:p text:style-name="P34"><text:span text:style-name="T45"/></text:p>
      <text:p text:style-name="P31"><text:span text:style-name="T4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2-10-26T20:10:06.734000000</dc:date>
    <meta:editing-duration>P11DT1H32M9S</meta:editing-duration>
    <meta:editing-cycles>1474</meta:editing-cycles>
    <meta:document-statistic meta:table-count="0" meta:image-count="0" meta:object-count="0" meta:page-count="3" meta:paragraph-count="43" meta:word-count="698" meta:character-count="3718" meta:non-whitespace-character-count="3023"/>
  </office:meta>
</office:document-meta>
</file>